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1" style:family="paragraph">
      <style:paragraph-properties fo:text-align="star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0H06M54S</meta:editing-duration>
    <meta:editing-cycles>2</meta:editing-cycles>
    <dc:date>2010-07-01T14:40:01</dc:date>
    <dc:creator>Aşkın Yollu</dc:creator>
    <meta:document-statistic meta:object-count="37"/>
    <meta:generator>OpenOffice.org/3.2$Linux OpenOffice.org_project/320m19$Build-9505</meta:generator>
  </office:meta>
</office:document-meta>
</file>